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otelAvailRS.setHotelAvailRoomStay( HotelAvailRoomStayDTO hotelAvailRoomSt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otelAvailRS.getHotelAvailRoomSt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otelAvailRS.setTpaExtensions( TPAExtensionsDTO tpaExtens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otelAvailRS.getTpaExtens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